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33ff99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fo:background-color="#23ff23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5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5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5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5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5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5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5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5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5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5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5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/>
          <table:table-cell table:style-name="ce49"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8:26:53.954143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8:28:15.501789483</dc:date>
    <meta:editing-duration>P3DT6H17M46S</meta:editing-duration>
    <meta:editing-cycles>1530</meta:editing-cycles>
    <meta:generator>LibreOffice/4.2.8.2$Linux_X86_64 LibreOffice_project/420m0$Build-2</meta:generator>
    <meta:document-statistic meta:table-count="11" meta:cell-count="3699" meta:object-count="0"/>
  </office:meta>
</office:document-meta>
</file>